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ffff" draw:marker-start-width="0.252cm" draw:marker-end-width="0.252cm" draw:fill-color="#ffbf00" draw:textarea-horizontal-align="justify" draw:textarea-vertical-align="middle" draw:auto-grow-height="false" fo:min-height="0.316cm" fo:min-width="21.0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ffffff" draw:marker-start-width="0.252cm" draw:marker-end-width="0.252cm" draw:fill-color="#2a6099" draw:textarea-horizontal-align="justify" draw:textarea-vertical-align="middle" draw:auto-grow-height="false" fo:min-height="0.316cm" fo:min-width="3.8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fbf00" draw:textarea-horizontal-align="justify" draw:textarea-vertical-align="middle" draw:auto-grow-height="false" fo:min-height="0.316cm" fo:min-width="13.0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ffffff" draw:marker-start-width="0.252cm" draw:marker-end-width="0.252cm" draw:fill-color="#158466" draw:textarea-horizontal-align="justify" draw:textarea-vertical-align="middle" draw:auto-grow-height="false" fo:min-height="0.316cm" fo:min-width="3.77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ffffff" draw:marker-start-width="0.252cm" draw:marker-end-width="0.252cm" draw:fill-color="#2a6099" draw:textarea-horizontal-align="justify" draw:textarea-vertical-align="middle" draw:auto-grow-height="false" fo:min-height="0.316cm" fo:min-width="3.803cm" fo:padding-top="0.142cm" fo:padding-bottom="0.142cm" fo:padding-left="0.267cm" fo:padding-right="0.26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svg:stroke-width="0.035cm" svg:stroke-color="#ffffff" draw:marker-start-width="0.252cm" draw:marker-end-width="0.252cm" draw:fill-color="#2a6099" draw:textarea-horizontal-align="justify" draw:textarea-vertical-align="middle" draw:auto-grow-height="false" fo:min-height="0.316cm" fo:min-width="3.80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ffffff" draw:marker-start-width="0.252cm" draw:marker-end-width="0.252cm" draw:fill-color="#158466" draw:textarea-horizontal-align="justify" draw:textarea-vertical-align="middle" draw:auto-grow-height="false" fo:min-height="0.316cm" fo:min-width="7.161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ffffff" draw:marker-start-width="0.252cm" draw:marker-end-width="0.252cm" draw:fill-color="#2a6099" draw:textarea-horizontal-align="justify" draw:textarea-vertical-align="middle" draw:auto-grow-height="false" fo:min-height="0.316cm" fo:min-width="3.775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color="#ffffff" style:font-name="Gentium Basic"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2a6099"/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6" style:family="paragraph">
      <loext:graphic-properties draw:fill-color="#158466"/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158466"/>
      <style:paragraph-properties fo:margin-left="0cm" fo:margin-right="0cm" fo:margin-top="0cm" fo:margin-bottom="0cm" fo:line-height="100%" fo:text-align="center" fo:text-indent="0cm"/>
      <style:text-properties fo:color="#ffffff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-color="#2a6099"/>
      <style:paragraph-properties fo:margin-left="0cm" fo:margin-right="0cm" fo:margin-top="0cm" fo:margin-bottom="0cm" fo:line-height="100%" fo:text-align="center" fo:text-indent="0cm"/>
      <style:text-properties fo:color="#ffffff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Gentium Basic" fo:font-size="16pt" style:font-size-asian="16pt" style:font-size-complex="16pt"/>
    </style:style>
    <style:style style:name="T2" style:family="text">
      <style:text-properties style:font-name="Gentium Bas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Gentium Basic" fo:font-size="16pt" style:font-size-asian="16pt" style:font-size-complex="16pt"/>
    </style:style>
    <style:style style:name="T4" style:family="text">
      <style:text-properties fo:color="#ffffff" style:font-name="Gentium Basic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style:font-name="Gentium Basic" fo:font-size="16pt" style:letter-kerning="true" style:font-name-asian="Noto Sans CJK SC" style:font-size-asian="16pt" style:font-name-complex="Lohit Devanagari" style:font-size-complex="16pt"/>
    </style:style>
    <style:style style:name="T6" style:family="text">
      <style:text-properties fo:color="#ffffff" style:font-name="Gentium Basic" fo:font-size="16pt" fo:font-weight="bold" style:letter-kerning="true" style:font-name-asian="Noto Sans CJK SC" style:font-size-asian="16pt" style:font-weight-asian="bold" style:font-name-complex="Lohit Devanagari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1.6cm" svg:height="0.6cm" svg:x="1.022cm" svg:y="5.6cm">
          <text:p text:style-name="P1"><text:span text:style-name="T1">80% </text:span><text:span text:style-name="T2">consultanc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37cm" svg:height="0.6cm" svg:x="22.863cm" svg:y="5.6cm">
          <text:p text:style-name="P3"><text:span text:style-name="T3">20% </text:span><text:span text:style-name="T4">re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6cm" svg:height="0.6cm" svg:x="1.022cm" svg:y="6.6cm">
          <text:p text:style-name="P1"><text:span text:style-name="T1">50% </text:span><text:span text:style-name="T2">consultanc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95cm" svg:height="0.6cm" svg:x="14.927cm" svg:y="6.6cm">
          <text:p text:style-name="P5"><text:span text:style-name="T5">30% </text:span><text:span text:style-name="T6">e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309cm" svg:height="0.6cm" svg:x="22.891cm" svg:y="6.6cm">
          <text:p text:style-name="P5"><text:span text:style-name="T5">20% </text:span><text:span text:style-name="T6">re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2" draw:layer="layout" svg:width="21.6cm" svg:height="0.6cm" svg:x="1.2cm" svg:y="5.6cm">
          <text:p text:style-name="P1"><text:span text:style-name="T1">8</text:span><text:span text:style-name="T1">0</text:span><text:span text:style-name="T1">%</text:span><text:span text:style-name="T1"> 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a</text:span><text:span text:style-name="T2">n</text:span><text:span text:style-name="T2">c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337cm" svg:height="0.6cm" svg:x="23.041cm" svg:y="5.6cm">
          <text:p text:style-name="P3"><text:span text:style-name="T3">20% </text:span><text:span text:style-name="T4">re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6cm" svg:height="0.6cm" svg:x="1.2cm" svg:y="6.6cm">
          <text:p text:style-name="P1"><text:span text:style-name="T1">50% </text:span><text:span text:style-name="T2">consult</text:span><text:span text:style-name="T2">anc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695cm" svg:height="0.6cm" svg:x="15.105cm" svg:y="6.6cm">
          <text:p text:style-name="P5"><text:span text:style-name="T5">30% </text:span><text:span text:style-name="T6">e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309cm" svg:height="0.6cm" svg:x="23.069cm" svg:y="6.6cm">
          <text:p text:style-name="P5"><text:span text:style-name="T5">20% </text:span><text:span text:style-name="T6">re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 Basic" svg:font-family="'Gentium Bas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3:52:46.662625185</meta:creation-date>
    <dc:date>2021-03-30T09:59:07.002826464</dc:date>
    <meta:editing-duration>P1DT4H14M9S</meta:editing-duration>
    <meta:editing-cycles>8</meta:editing-cycles>
    <meta:generator>LibreOffice/6.4.6.2$Linux_X86_64 LibreOffice_project/40$Build-2</meta:generator>
    <meta:document-statistic meta:object-count="35"/>
  </office:meta>
</office:document-meta>
</file>